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Heading_20_1">
      <style:paragraph-properties fo:margin-top="0cm" fo:margin-bottom="0cm" loext:contextual-spacing="false"/>
    </style:style>
    <style:style style:name="P13" style:family="paragraph" style:parent-style-name="Text_20_body">
      <style:text-properties officeooo:rsid="00b88069" officeooo:paragraph-rsid="00bc92a1"/>
    </style:style>
    <style:style style:name="P14" style:family="paragraph" style:parent-style-name="Text_20_body">
      <style:text-properties officeooo:paragraph-rsid="00bc92a1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c92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4"><text:span text:style-name="T14">12.12.2019 - added chapter 8.3.3 Editors - Image Editor - Sidebar - View Tab.pdf, 8.3.4 Editors - Image Editor - Sidebar - Scopes Tab.pdf and 8.3.5 Editors - Image Editor - Sidebar - Mask Tab.pdf</text:span></text:p>
      <text:p text:style-name="P13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<text:soft-page-break/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<text:soft-page-break/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<text:soft-page-break/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0M36S</meta:editing-duration>
    <meta:editing-cycles>159</meta:editing-cycles>
    <meta:generator>LibreOffice/6.3.2.2$Windows_X86_64 LibreOffice_project/98b30e735bda24bc04ab42594c85f7fd8be07b9c</meta:generator>
    <dc:date>2019-12-12T10:48:48.429000000</dc:date>
    <meta:document-statistic meta:table-count="1" meta:image-count="0" meta:object-count="0" meta:page-count="4" meta:paragraph-count="90" meta:word-count="1490" meta:character-count="8218" meta:non-whitespace-character-count="6808"/>
    <meta:template xlink:type="simple" xlink:actuate="onRequest" xlink:title="standard1cm" xlink:href="../../../../AppData/Roaming/LibreOffice/4/user/template/standard1cm.ott" meta:date="2016-03-28T18:47:57.125000000"/>
  </office:meta>
</office:document-meta>
</file>